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24-12-1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24-03-19 20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22-12-0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21-12-1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20-12-12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9-12-10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8-12-1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7-12-0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6-12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88" calcext:value-type="float">
            <text:p>51.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5408" calcext:value-type="float">
            <text:p>49.3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34801</text:p>
          </table:table-cell>
          <table:table-cell office:value-type="string" calcext:value-type="string">
            <text:p>198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